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15%" fo:text-align="justify" style:justify-single-word="false"/>
      <style:text-properties style:font-name="Calibri" fo:font-size="14pt" fo:font-weight="bold"/>
    </style:style>
    <style:style style:name="P2" style:family="paragraph" style:parent-style-name="Text_20_body">
      <style:paragraph-properties fo:text-align="justify" style:justify-single-word="false"/>
      <style:text-properties style:font-name="Calibri"/>
    </style:style>
    <style:style style:name="P3" style:family="paragraph" style:parent-style-name="Text_20_body">
      <style:paragraph-properties fo:text-align="justify" style:justify-single-word="false"/>
      <style:text-properties style:font-name="Calibri" fo:font-weight="bold"/>
    </style:style>
    <style:style style:name="P4" style:family="paragraph" style:parent-style-name="Text_20_body">
      <style:paragraph-properties fo:text-align="justify" style:justify-single-word="false"/>
      <style:text-properties style:font-name="Calibri" fo:language="en" fo:country="US"/>
    </style:style>
    <style:style style:name="P5" style:family="paragraph" style:parent-style-name="Text_20_body">
      <style:paragraph-properties fo:margin-left="0cm" fo:margin-right="0cm" fo:text-align="justify" style:justify-single-word="false" fo:text-indent="-0.635cm" style:auto-text-indent="false"/>
      <style:text-properties style:font-name="Calibri"/>
    </style:style>
    <style:style style:name="P6" style:family="paragraph" style:parent-style-name="Text_20_body">
      <style:paragraph-properties fo:text-align="justify" style:justify-single-word="false" fo:break-before="page"/>
      <style:text-properties style:font-name="Calibri"/>
    </style:style>
    <style:style style:name="P7" style:family="paragraph" style:parent-style-name="Text_20_body">
      <style:paragraph-properties fo:margin-left="0cm" fo:margin-right="0cm" fo:text-align="justify" style:justify-single-word="false" fo:text-indent="1.249cm" style:auto-text-indent="false"/>
    </style:style>
    <style:style style:name="P8" style:family="paragraph" style:parent-style-name="Standard">
      <style:text-properties style:font-name="Calibri"/>
    </style:style>
    <style:style style:name="P9" style:family="paragraph" style:parent-style-name="Standard">
      <style:paragraph-properties fo:break-before="page"/>
    </style:style>
    <style:style style:name="P10" style:family="paragraph" style:parent-style-name="Text_20_body">
      <style:paragraph-properties fo:text-align="justify" style:justify-single-word="false"/>
      <style:text-properties style:font-name="Calibri"/>
    </style:style>
    <style:style style:name="P11" style:family="paragraph" style:parent-style-name="Text_20_body" style:list-style-name="L1">
      <style:paragraph-properties fo:text-align="justify" style:justify-single-word="false"/>
      <style:text-properties style:font-name="Calibri"/>
    </style:style>
    <style:style style:name="P12" style:family="paragraph" style:parent-style-name="Text_20_body" style:list-style-name="L2">
      <style:paragraph-properties fo:text-align="justify" style:justify-single-word="false"/>
    </style:style>
    <style:style style:name="P13" style:family="paragraph" style:parent-style-name="Text_20_body" style:list-style-name="L3">
      <style:paragraph-properties fo:text-align="justify" style:justify-single-word="false"/>
    </style:style>
    <style:style style:name="P14" style:family="paragraph" style:parent-style-name="Text_20_body" style:list-style-name="L2">
      <style:paragraph-properties fo:margin-top="0cm" fo:margin-bottom="0cm" fo:text-align="justify" style:justify-single-word="false"/>
    </style:style>
    <style:style style:name="P15" style:family="paragraph" style:parent-style-name="Text_20_body" style:list-style-name="L3">
      <style:paragraph-properties fo:margin-top="0cm" fo:margin-bottom="0cm" fo:text-align="justify" style:justify-single-word="false"/>
    </style:style>
    <style:style style:name="T1" style:family="text">
      <style:text-properties fo:color="#f79646"/>
    </style:style>
    <style:style style:name="T2" style:family="text">
      <style:text-properties fo:color="#f79646" fo:language="es" fo:country="ES"/>
    </style:style>
    <style:style style:name="T3" style:family="text">
      <style:text-properties fo:font-variant="normal" fo:text-transform="none"/>
    </style:style>
    <style:style style:name="T4" style:family="text">
      <style:text-properties style:text-line-through-style="none" style:font-name="Calibri" style:text-underline-style="none" style:text-blinking="false"/>
    </style:style>
    <style:style style:name="T5" style:family="text">
      <style:text-properties style:text-line-through-style="none" style:font-name="Calibri" fo:language="en" fo:country="US" style:text-underline-style="none" style:text-blinking="false"/>
    </style:style>
    <style:style style:name="T6" style:family="text">
      <style:text-properties style:font-name="Calibri"/>
    </style:style>
    <style:style style:name="T7" style:family="text">
      <style:text-properties style:font-name="Calibri" fo:language="en" fo:country="U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Requisitos de Software</text:p>
      <text:p text:style-name="P2">Las herramientas que son necesarias para compilar software en Haiku, o para compilar Haiku en si mismo depende de la plataforma que se esté usando para construirlo</text:p>
      <text:p text:style-name="P2">Actualmente, Haiku es sin duda el ambiente de desarrollo más conveniente. Una imagen pre-Alpha de Haiku contiene todo el software necesario para construir una imagen pura o una imagen vmware. <text:span text:style-name="T2">Así, mientras Haiku no es el más rápido en tener  binarios recién compilados, </text:span><text:span text:style-name="T1">  teniendo las herramientas pre-instaladas ciertamente reduce las posibilidades de un dolor de cabeza. </text:span></text:p>
      <text:p text:style-name="P2">Por un largo tiempo  en sus inicios, Haiku  solamente fue capaz de ser compilado desde otros sistemas operativos. Esta funcionalidad aun es mantenida. Linux, BSD, y Os X son las plataformas más populares para construirlo, pero los binarios compilados solo podrán ejecutarse en Haiku. BeOS, Zeta, Cygwin, y Solaris  ya no son activamente soportados como  ambientes de desarrollo y tienen muy poco soporte ofrecido para estas plataformas.</text:p>
      <text:p text:style-name="P2">La siguiente es una lista que muestra las herramientas necesarias, con notas especificas adjuntas para cada plataforma.</text:p>
      <text:p text:style-name="P2">Lista Generalizada</text:p>
      <text:list xml:id="list30398316" text:style-name="L1">
        <text:list-item>
          <text:p text:style-name="P11">Cliente SubVersion</text:p>
        </text:list-item>
        <text:list-item>
          <text:p text:style-name="P11"><text:span text:style-name="T3"><text:s/></text:span>Cliente SSH</text:p>
        </text:list-item>
        <text:list-item>
          <text:p text:style-name="P11">Compilador Cruzado Haiku</text:p>
        </text:list-item>
        <text:list-item>
          <text:p text:style-name="P11">Jam</text:p>
        </text:list-item>
        <text:list-item>
          <text:p text:style-name="P11">Yasm</text:p>
        </text:list-item>
        <text:list-item>
          <text:p text:style-name="P11">Wget</text:p>
        </text:list-item>
        <text:list-item>
          <text:p text:style-name="P11">Mkisofs</text:p>
        </text:list-item>
      </text:list>
      <text:p text:style-name="P2"> </text:p>
      <text:p text:style-name="P6"> </text:p>
      <text:p text:style-name="P2">Requerimientos para compilar las herramientas de construcción</text:p>
      <text:p text:style-name="P5">·<text:span text:style-name="T3">         </text:span>Autoconf</text:p>
      <text:p text:style-name="P5">·<text:span text:style-name="T3">         </text:span>Automake</text:p>
      <text:p text:style-name="P5">·<text:span text:style-name="T3">         </text:span>Makeinfo</text:p>
      <text:p text:style-name="P5">·<text:span text:style-name="T3">         </text:span>Flex</text:p>
      <text:p text:style-name="P5">·<text:span text:style-name="T3">         </text:span>gawk</text:p>
      <text:p text:style-name="P2"> </text:p>
      <text:p text:style-name="P2">Requerimientos para compilar Haiku en plataforma ARM</text:p>
      <text:p text:style-name="P5">·<text:span text:style-name="T3">         </text:span>Mkimage</text:p>
      <text:p text:style-name="P5">·<text:span text:style-name="T3">         </text:span>Mtools</text:p>
      <text:p text:style-name="P5">·<text:span text:style-name="T3">         </text:span>Sfdisk</text:p>
      <text:p text:style-name="P2"> </text:p>
      <text:p text:style-name="P3">Distribucion GNU/Linux  basada en APT (Debian, Ubuntu…)</text:p>
      <text:p text:style-name="P2">A continuación se listan los paquetes para ser instalados en Debian/Ubuntu, los cuales usan APT y sudo.</text:p>
      <text:p text:style-name="P4">Sudo apt-get install subversion  yasm  autoconf  automake  texinfo flex bison gawk build-essential</text:p>
      <text:p text:style-name="P2">Para portar a plataforma ARM tambien se necesitaran estos paquetes:</text:p>
      <text:p text:style-name="P4">Sudo apt-get install uboot-mkimage útil-linux mtools</text:p>
      <text:p text:style-name="P2">Nota: versions de 64 bits necesitaran instalar los paquetes “gcc-multilib” y “g++-multilib”. Tipicamente “gcc-multilib” ya se encuentra instalado, como dependencia de “libc6-dev-i386”.</text:p>
      <text:p text:style-name="P4">sudo apt-get install gcc-multilib g++-multilib libc6-dev-i386</text:p>
      <text:p text:style-name="P2">En orden para usar soporte xattr, algunas distribuciones pueden necesitar “atr” y “atr-dev” instalados. Para referencia vea Configure Option: --user-xattr</text:p>
      <text:p text:style-name="P2"> </text:p>
      <text:p text:style-name="P6"> </text:p>
      <text:p text:style-name="P3">Puppy Linux</text:p>
      <text:p text:style-name="P2">Puppy Linux es una distribución de Linux especializada que se enfoca en reducir la cantidad de informacion en hardware que provee, mientras se mantiene un ambiente fácil de usar.</text:p>
      <text:p text:style-name="P2"> </text:p>
      <text:p text:style-name="P2">Para Puppy 4.2.1, los siguientes paquetes necesitan ser instalados o compilados de origen. Alternativamente, existe un CD personalizado Puppy, que incluye todas las herramientas necesarias.</text:p>
      <text:p text:style-name="P5">·<text:span text:style-name="T3">         </text:span>Devx421.sfs</text:p>
      <text:p text:style-name="P5">·<text:span text:style-name="T3">         </text:span>Yasm</text:p>
      <text:p text:style-name="P5">·<text:span text:style-name="T3">         </text:span>Less</text:p>
      <text:p text:style-name="P5">·<text:span text:style-name="T3">         </text:span>Cdrtools</text:p>
      <text:p text:style-name="P2"> </text:p>
      <text:p text:style-name="P3">Otras Distribuciones GNU/Linux</text:p>
      <text:p text:style-name="P2">Aceptamos añadidos para otros administradores de paquetes, como yum, pacman o portage.</text:p>
      <text:p text:style-name="P2"> </text:p>
      <text:p text:style-name="P3">Distribucion basada en BSD</text:p>
      <text:p text:style-name="P2">Basada en paquetes</text:p>
      <text:p text:style-name="P2">Sudo pkg_add –r bison subversión yasm gawk texinfo cdrtools-devel wget u-boot mtools linuxfdisk</text:p>
      <text:p text:style-name="P4">Basada en ports</text:p>
      <text:p text:style-name="P4">Sudo portinstall devel/bison devel/subversión devel/yasm lang/gawk print/texinfo sysutils/cdrtools-devel ftp/wget devel/u-boot emulators/mtools sysutils/linuxfdisk</text:p>
      <text:p text:style-name="P2">Mac OsX</text:p>
      <text:p text:style-name="P2">Primero instale MacPorts (se provee un instalador de paquetes estándar). Cierre la terminal y entre en una nueva:</text:p>
      <text:p text:style-name="P2">Sudo port install cdrtools gawk gnuregex wget yasm</text:p>
      <text:p text:style-name="P2">Cuando se pregunte por el password, introduzca el password de administrador para la cuenta actual.</text:p>
      <text:p text:style-name="P2">Si obtiene un error  port: command not found, probablemente no este tomando en cuenta la configuración almacenada en ~/.profile para MacPorts Shell.</text:p>
      <text:p text:style-name="P2">Si esta usando Bash, probablemente tenga un archivo  &lt;span class="path"&gt;~/.bash_profile&lt;/span&gt; o &lt;span class="path"&gt;~/.bash_login&lt;/span&gt;, el cual previene que bash lea el archivo &lt;span class="path"&gt;~/.profile&lt;/span&gt;. Verifique el archivo usado por Bash(en el orden ya mencionado), y añada esta líneas al archivo que este siendo usado:</text:p>
      <text:p text:style-name="P4">Export PATH=/opt/local/bin:$PATH</text:p>
      <text:p text:style-name="P4">Export MANPATH=$MANPATH:/opt/local/share/man</text:p>
      <text:p text:style-name="P4">Export INFOPATH=$INFOPATH:/opt/local/share/info</text:p>
      <text:p text:style-name="P2"><text:soft-page-break/>Si esta usando algun otro shell, revise la documentacion para verificar cual archivo esta siendo analizado al inicio del login y añada los comandos requeridos.</text:p>
      <text:p text:style-name="P2">Ahora puede reintentar el comando &lt;span class="cli"&gt;port install...&lt;/span&gt;  En una terminal nueva.</text:p>
      <text:p text:style-name="P2">Nota: el port ARM no es soportada por OSX, MacPort tiene &lt;span class="cli"&gt;mtools&lt;/span&gt;pero carece &lt;span class="cli"&gt;sfdisk&lt;/span&gt; por lo menos.</text:p>
      <text:p text:style-name="P3">BeOs &amp; Zeta</text:p>
      <text:p text:style-name="P2">BeOs y Zeta ya no son mas ambientes de desarrollo soportados. Algun dia en el futuro, seria muy bueno que estas herramientas pudieran ser actualizadas por alguien.</text:p>
      <text:list xml:id="list30395749" text:style-name="L2">
        <text:list-item>
          <text:p text:style-name="P14"><text:span text:style-name="T6">Subversion: </text:span><text:a xlink:type="simple" xlink:href="http://haiku-es.org/files/Subversion-1.1.3.pkg"><text:span text:style-name="T4">net_server</text:span></text:a><text:span text:style-name="T6">, </text:span><text:a xlink:type="simple" xlink:href="http://haiku.mlotz.ch/subversion-1.4.6-bone.zip" office:target-frame-name="_blank" xlink:show="new"><text:span text:style-name="T4">BONE</text:span></text:a><text:span text:style-name="T6"> </text:span></text:p>
        </text:list-item>
        <text:list-item>
          <text:p text:style-name="P14"><text:span text:style-name="T6">SSH : </text:span><text:a xlink:type="simple" xlink:href="http://haiku-es.org/files/ssh-3.9-r5.pkg"><text:span text:style-name="T4">net_server</text:span></text:a><text:span text:style-name="T6">, </text:span><text:a xlink:type="simple" xlink:href="http://haiku-es.org/files/ssh-bone.pkg"><text:span text:style-name="T4">BONE</text:span></text:a><text:span text:style-name="T6"> </text:span></text:p>
        </text:list-item>
        <text:list-item>
          <text:p text:style-name="P14"><text:a xlink:type="simple" xlink:href="http://www.bebits.com/app/2680" office:target-frame-name="_blank" xlink:show="new"><text:span text:style-name="T5">Development Tools</text:span></text:a><text:span text:style-name="T6"> </text:span><text:span text:style-name="T7">(contains obsolete GCC version; please use version linked below instead)</text:span><text:span text:style-name="T6"> </text:span></text:p>
        </text:list-item>
        <text:list-item>
          <text:p text:style-name="P14"><text:a xlink:type="simple" xlink:href="http://www.bebits.com/app/4011" office:target-frame-name="_blank" xlink:show="new"><text:span text:style-name="T4">GCC compiler</text:span></text:a><text:span text:style-name="T6"> 2.95.3 </text:span></text:p>
        </text:list-item>
        <text:list-item>
          <text:p text:style-name="P14"><text:a xlink:type="simple" xlink:href="http://haiku.mlotz.ch/haiku_cross_compiler_bone_2.95.3-haiku-081024.zip" office:target-frame-name="_blank" xlink:show="new"><text:span text:style-name="T5">GCC Haiku cross compiler 2.95.3</text:span></text:a><text:span text:style-name="T6"> </text:span><text:span text:style-name="T7">(extract to /boot to install)</text:span><text:span text:style-name="T6"> </text:span></text:p>
        </text:list-item>
        <text:list-item>
          <text:p text:style-name="P14"><text:a xlink:type="simple" xlink:href="http://dev.haiku-os.org/raw-attachment/ticket/3783/jam-x86-beos-20080327.zip" office:target-frame-name="_blank" xlink:show="new"><text:span text:style-name="T4">Jam, 2008-03-37</text:span></text:a><text:span text:style-name="T6"> </text:span></text:p>
        </text:list-item>
        <text:list-item>
          <text:p text:style-name="P14"><text:a xlink:type="simple" xlink:href="http://revolf.free.fr/beos/yasm-0.8.0-r5bone.zip" office:target-frame-name="_blank" xlink:show="new"><text:span text:style-name="T4">yasm 0.8.0 for BONE</text:span></text:a><text:span text:style-name="T6"> </text:span></text:p>
        </text:list-item>
        <text:list-item>
          <text:p text:style-name="P12"><text:a xlink:type="simple" xlink:href="http://bebits.com/app/2848" office:target-frame-name="_blank" xlink:show="new"><text:span text:style-name="T4">wget</text:span></text:a><text:span text:style-name="T6"> </text:span></text:p>
        </text:list-item>
      </text:list>
      <text:p text:style-name="P3">Cygwin</text:p>
      <text:p text:style-name="P2">Cygwin ya no es soportado como un entorno de desarrollo. Los siguientes documentos contribuidos por la comunidad pueden ser de uso para aquellos que deseen usar Cygwin.</text:p>
      <text:list xml:id="list30407338" text:style-name="L3">
        <text:list-item>
          <text:p text:style-name="P15"><text:a xlink:type="simple" xlink:href="http://haiku-os.org/community/forum/cygwin_nt_build_support" office:target-frame-name="_blank" xlink:show="new"><text:span text:style-name="T4">Cygwin/NT Build Support</text:span></text:a><text:span text:style-name="T6"> </text:span></text:p>
        </text:list-item>
        <text:list-item>
          <text:p text:style-name="P15"><text:a xlink:type="simple" xlink:href="http://haiku-os.org/community/forum/how_to_get_haiku_running_in_virtualbox" office:target-frame-name="_blank" xlink:show="new"><text:span text:style-name="T5">How to get Haiku running in VirtualBox?</text:span></text:a><text:span text:style-name="T6"> </text:span></text:p>
        </text:list-item>
        <text:list-item>
          <text:p text:style-name="P13"><text:a xlink:type="simple" xlink:href="http://maurice.kaldience.com/?p=77" office:target-frame-name="_blank" xlink:show="new"><text:span text:style-name="T5">Building Haiku on Windows, Step by Step</text:span></text:a><text:span text:style-name="T7">, by MauriceK</text:span><text:span text:style-name="T6"> </text:span></text:p>
        </text:list-item>
      </text:list>
      <text:p text:style-name="P3"><text:bookmark text:name="solaris"/>Solaris</text:p>
      <text:p text:style-name="P2">Solaris is no es soportado como un entorno de desarrollo. Los siguientes hilos de lista de correo pueden ser de ayuda para aquellos que intenten usar esta plataforma.</text:p>
      <text:p text:style-name="P7"><text:span text:style-name="T6"> </text:span><text:a xlink:type="simple" xlink:href="http://www.freelists.org/post/haiku/Building-Haiku-on-Solaris,2" office:target-frame-name="_blank" xlink:show="new"><text:span text:style-name="T5">[openbeos] Building Haiku on Solaris...</text:span></text:a></text:p>
      <text:p text:style-name="P8"/>
      <text:p text:style-name="P9">Las herramientas que son necesarias para compilar software en Haiku, o para compilar Haiku en si mismo depende de la plataforma que se esté usando para construirlo.</text:p>
      <text:p text:style-name="Standard"/>
      <text:p text:style-name="Standard">Actualmente, Haiku es sin duda el ambiente de desarrollo más conveniente. Una imagen pre-Alpha de Haiku contiene todo el software necesario para construir una imagen pura o una imagen vmware. Así, mientras Haiku no es el más rápido en tener <text:s/>binarios recién compilados, <text:s text:c="2"/>teniendo las herramientas pre-instaladas ciertamente reduce las posibilidades de un dolor de cabeza.</text:p>
      <text:p text:style-name="Standard"/>
      <text:p text:style-name="Standard">Por un largo tiempo <text:s/>en sus inicios, Haiku <text:s/>solamente fue capaz de ser compilado desde otros sistemas operativos. Esta funcionalidad aun es mantenida. &lt;a href="#linux" rel="nofollow"&gt;Linux&lt;/a&gt;, &lt;a href="#bsd" rel="nofollow"&gt;BSD&lt;/a&gt;, y &lt;a href="#osx" rel="nofollow"&gt;OS X&lt;/a&gt; son las plataformas más populares para construirlo, pero los binarios compilados solo podrán ejecutarse en Haiku. &lt;a href="#beos_zeta" rel="nofollow"&gt;BeOS&lt;/a&gt;, &lt;a href="#beos_zeta" rel="nofollow"&gt;Zeta&lt;/a&gt;, &lt;a href="#cygwin" rel="nofollow"&gt;Cygwin&lt;/a&gt;, y &lt;a href="#solaris" rel="nofollow"&gt;Solaris&lt;/a&gt; ya no son activamente soportados como <text:s/>ambientes de desarrollo y tienen muy poco soporte ofrecido para estas plataformas.</text:p>
      <text:p text:style-name="Standard"/>
      <text:p text:style-name="Standard">La siguiente es una lista que muestra las herramientas necesarias, con notas especificas adjuntas para cada plataforma.</text:p>
      <text:p text:style-name="Standard"/>
      <text:p text:style-name="Standard">&lt;h2&gt;Lista Generalizada&lt;/h2&gt;</text:p>
      <text:p text:style-name="Standard"/>
      <text:p text:style-name="Standard">&lt;ul&gt; </text:p>
      <text:p text:style-name="Standard">&lt;li&gt;&lt;b&gt;&lt;a href='http://subversion.apache.org/' target="_BLANK" rel="nofollow"&gt;Cliente Subversion&lt;/a&gt;&lt;/b&gt;</text:p>
      <text:p text:style-name="Standard"/>
      <text:p text:style-name="Standard">&lt;div class="box-info"&gt; </text:p>
      <text:p text:style-name="Standard">Subversion no mantiene compatibilidad entre versiones mayores, ej. 1.1.x and 1.4.x. Por lo tanto, Si esta planeando compartir tu copia local del repositorio de Haiku, entonces debe usar la misma version de Subversion en cada plataforma.&lt;/div&gt; &lt;/li&gt;</text:p>
      <text:p text:style-name="Standard"/>
      <text:p text:style-name="Standard">&lt;li&gt;&lt;b&gt;&lt;a href='http://www.openssh.com/' target="_BLANK" rel="nofollow"&gt;SSH Client&lt;/a&gt; (solo desarrolladores)&lt;/b&gt;</text:p>
      <text:p text:style-name="Standard"/>
      <text:p text:style-name="Standard">&lt;div class="box-info"&gt; </text:p>
      <text:p text:style-name="Standard">SSH solamente es requerido por &lt;a href="/guides/building/get-source#dev_access" rel="nofollow"&gt;desarrolladores con acceso a cambios &lt;/a&gt;, que prefieren usar svn+ssh:// en lugar de https://.</text:p>
      <text:p text:style-name="Standard">&lt;/div&gt;&lt;/li&gt; </text:p>
      <text:p text:style-name="Standard"/>
      <text:p text:style-name="Standard">&lt;li&gt;&lt;b&gt;Compilador Haiku (cruzado)&lt;/b&gt;</text:p>
      <text:p text:style-name="Standard"/>
      <text:p text:style-name="Standard">&lt;div class="box-info"&gt; </text:p>
      <text:p text:style-name="Standard">Si esta compilando Haiku en otra plataforma, entonces el compilador debe ser construido a partir de las herramientas de compilacion de Haiku. Si esta usando &lt;a href="#beos_zeta" rel="nofollow"&gt;BeOS&lt;/a&gt; o &lt;a href="#beos_zeta" rel="nofollow"&gt;Zeta&lt;/a&gt;, una version pre-compilada se enlista a continuacion.&lt;/div&gt;&lt;/li&gt;</text:p>
      <text:p text:style-name="Standard"/>
      <text:p text:style-name="Standard">&lt;li&gt;&lt;b&gt;&lt;a href='http://www.perforce.com/jam/jam.html' target="_BLANK" <text:soft-page-break/>rel="nofollow"&gt;Jam&lt;/a&gt;&lt;/b&gt;</text:p>
      <text:p text:style-name="Standard"/>
      <text:p text:style-name="Standard">&lt;div class="box-info"&gt; </text:p>
      <text:p text:style-name="Standard">&lt;u&gt;Haiku uses a custom fork of Jam.&lt;/u&gt; See this page to &lt;a href="/guides/building/jam#build_jam" rel="nofollow"&gt;build jam from source&lt;/a&gt;. As of August 2009, the current version is &lt;strong&gt;Jam 2.5-haiku-20090626. OS=LINUX. Copyright 1993-2002 Christopher Seiwald.&lt;/strong&gt;&lt;/div&gt;&lt;/li&gt;</text:p>
      <text:p text:style-name="Standard"/>
      <text:p text:style-name="Standard">&lt;li&gt;&lt;b&gt;&lt;a href='http://www.tortall.net/projects/yasm/' target="_BLANK" rel="nofollow"&gt;Yasm&lt;/a&gt;&lt;/b&gt;</text:p>
      <text:p text:style-name="Standard"/>
      <text:p text:style-name="Standard">&lt;div class="box-info"&gt; </text:p>
      <text:p text:style-name="Standard">Version 0.7.0 or greater is needed.</text:p>
      <text:p text:style-name="Standard">&lt;/div&gt;&lt;/li&gt;</text:p>
      <text:p text:style-name="Standard"/>
      <text:p text:style-name="Standard">&lt;li&gt;&lt;b&gt;&lt;a href='http://www.gnu.org/software/wget/' target="_BLANK" rel="nofollow"&gt;wget&lt;/a&gt;&lt;/b&gt;</text:p>
      <text:p text:style-name="Standard"/>
      <text:p text:style-name="Standard">&lt;div class="box-info"&gt; </text:p>
      <text:p text:style-name="Standard">`wget` is used for downloading the &lt;a href="http://dev.haiku-os.org/browser/haiku/trunk/build/jam/OptionalBuildFeatures" rel="nofollow"&gt;OptionalBuildFeatures&lt;/a&gt; and &lt;a href="http://dev.haiku-os.org/browser/haiku/trunk/build/jam/OptionalPackages" rel="nofollow"&gt;OptionalPackages&lt;/a&gt;.&lt;/div&gt;&lt;/li&gt;</text:p>
      <text:p text:style-name="Standard"/>
      <text:p text:style-name="Standard">&lt;li&gt;&lt;b&gt;&lt;a href="http://cdrecord.berlios.de/" rel="nofollow"&gt;mkisofs&lt;/a&gt;&lt;/b&gt;</text:p>
      <text:p text:style-name="Standard"/>
      <text:p text:style-name="Standard">&lt;div class="box-warning"&gt; </text:p>
      <text:p text:style-name="Standard">&lt;span class="cli"&gt;genisoimage&lt;/span&gt; is not the true &lt;span class="cli"&gt;mkisofs&lt;/span&gt;. As such, it will cause issues when creating an ISO based CD.&lt;/div&gt;&lt;/li&gt;</text:p>
      <text:p text:style-name="Standard">&lt;/ul&gt;</text:p>
      <text:p text:style-name="Standard"/>
      <text:p text:style-name="Standard">&lt;h2&gt;Requerimientos para compilar las herramientas de construcción&lt;/h2&gt;</text:p>
      <text:p text:style-name="Standard"/>
      <text:p text:style-name="Standard">&lt;ul&gt; </text:p>
      <text:p text:style-name="Standard">&lt;li&gt;&lt;b&gt;&lt;a href='http://www.gnu.org/software/autoconf/'&gt;autoconf&lt;/a&gt;&lt;/b&gt;&lt;/li&gt; </text:p>
      <text:p text:style-name="Standard">&lt;li&gt;&lt;b&gt;&lt;a href='http://www.gnu.org/software/automake/'&gt;automake&lt;/a&gt;&lt;/b&gt;&lt;/li&gt; </text:p>
      <text:p text:style-name="Standard">&lt;li&gt;&lt;b&gt;&lt;a href='http://www.gnu.org/software/texinfo/'&gt;makeinfo&lt;/a&gt;&lt;/b&gt;&lt;/li&gt; </text:p>
      <text:p text:style-name="Standard">&lt;li&gt;&lt;b&gt;&lt;a href='http://www.gnu.org/software/flex/'&gt;flex&lt;/a&gt;&lt;/b&gt;&lt;/li&gt; </text:p>
      <text:p text:style-name="Standard">&lt;li&gt;&lt;b&gt;&lt;a href='http://www.gnu.org/software/bison/&gt;bison&lt;/a&gt;&lt;/b&gt;&lt;/li&gt; </text:p>
      <text:p text:style-name="Standard">&lt;li&gt;&lt;b&gt;&lt;a href='http://www.gnu.org/software/gawk/'&gt;gawk&lt;/a&gt;&lt;/b&gt;&lt;/li&gt; </text:p>
      <text:p text:style-name="Standard">&lt;/ul&gt;</text:p>
      <text:p text:style-name="Standard"/>
      <text:p text:style-name="Standard">&lt;h2&gt;Requerimientos para compilar Haiku en plataforma ARM&lt;/h2&gt;</text:p>
      <text:p text:style-name="Standard"/>
      <text:p text:style-name="Standard">&lt;ul&gt;</text:p>
      <text:p text:style-name="Standard">&lt;li&gt;&lt;b&gt;&lt;a href="http://www.denx.de/wiki/UBoot"&gt;mkimage&lt;/a&gt;&lt;/b&gt;&lt;/li&gt; </text:p>
      <text:p text:style-name="Standard">&lt;li&gt;&lt;b&gt;&lt;a href="http://www.gnu.org/software/mtools/intro.html"&gt;Mtools&lt;/a&gt;&lt;/b&gt;&lt;/li&gt; </text:p>
      <text:p text:style-name="Standard">&lt;li&gt;&lt;b&gt;sfdisk&lt;/b&gt;&lt;/li&gt;</text:p>
      <text:p text:style-name="Standard">&lt;/ul&gt;</text:p>
      <text:p text:style-name="Standard"/>
      <text:p text:style-name="Standard"><text:soft-page-break/>&lt;a name="linux" rel="nofollow"&gt;&lt;/a&gt;&lt;a name="linux_apt" rel="nofollow"&gt;&lt;/a&gt;</text:p>
      <text:p text:style-name="Standard">&lt;h2&gt;Distribucion GNU/Linux <text:s/>basada en APT (Debian, Ubuntu…)&lt;/h2&gt;</text:p>
      <text:p text:style-name="Standard"/>
      <text:p text:style-name="Standard">&lt;p&gt;A continuación se listan los paquetes para ser instalados en Debian/Ubuntu, los cuales usan APT y sudo.&lt;/p&gt;</text:p>
      <text:p text:style-name="Standard"/>
      <text:p text:style-name="Standard">&lt;pre class="terminal"&gt;</text:p>
      <text:p text:style-name="Standard">sudo apt-get install subversion yasm autoconf automake texinfo flex bison gawk build-essential </text:p>
      <text:p text:style-name="Standard">&lt;/pre&gt;</text:p>
      <text:p text:style-name="Standard"/>
      <text:p text:style-name="Standard">Para portar a plataforma ARM tambien se necesitaran &lt;a href="uboot-mkimage,util-linux,mtools" rel="nofollow"&gt; estos paquetes&lt;/a&gt;:</text:p>
      <text:p text:style-name="Standard"/>
      <text:p text:style-name="Standard">&lt;pre class="terminal"&gt;</text:p>
      <text:p text:style-name="Standard">sudo apt-get install uboot-mkimage util-linux mtools</text:p>
      <text:p text:style-name="Standard">&lt;/pre&gt;</text:p>
      <text:p text:style-name="Standard"/>
      <text:p text:style-name="Standard">Nota: versions de 64 bits necesitaran instalar los paquetes "&lt;a href="gcc-multilib" rel="nofollow"&gt;gcc-multilib&lt;/a&gt;" y"&lt;a href="g++-multilib" rel="nofollow"&gt;g++-multilib&lt;/a&gt;". Tipicamente “gcc-multilib” ya se encuentra instalado, como dependencia de "&lt;a href="libc6-dev-i386" rel="nofollow"&gt;libc6-dev-i386&lt;/a&gt;".</text:p>
      <text:p text:style-name="Standard"/>
      <text:p text:style-name="Standard">&lt;pre class="terminal"&gt;</text:p>
      <text:p text:style-name="Standard">sudo apt-get install gcc-multilib g++-multilib libc6-dev-i386</text:p>
      <text:p text:style-name="Standard">&lt;/pre&gt;</text:p>
      <text:p text:style-name="Standard"/>
      <text:p text:style-name="Standard">En orden para usar soporte xattr, algunas distribuciones pueden necesitar “atr” y “atr-dev” instalados. Para referencia vea &lt;a href="/guides/building/configure/use-xattr" rel="nofollow"&gt;Configure Option : --use-xattr&lt;/a&gt;&lt;/p&gt; </text:p>
      <text:p text:style-name="Standard">&lt;p&gt;&lt;a name="puppy_linux" rel="nofollow"&gt;&lt;/a&gt;</text:p>
      <text:p text:style-name="Standard"/>
      <text:p text:style-name="Standard">&lt;h2&gt;Puppy Linux&lt;/h2&gt;</text:p>
      <text:p text:style-name="Standard"/>
      <text:p text:style-name="Standard">&lt;a href="http://puppylinux.com/about.htm" rel="nofollow"&gt;Puppy Linux&lt;/a&gt; es una distribución de Linux especializada que se enfoca en reducir la cantidad de informacion en hardware que provee, mientras se mantiene un ambiente fácil de usar.</text:p>
      <text:p text:style-name="Standard"/>
      <text:p text:style-name="Standard">Para &lt;a href="ftp://ibiblio.org/pub/linux/distributions/puppylinux/" rel="nofollow"&gt;Puppy 4.2.1&lt;/a&gt;, los siguientes paquetes necesitan ser instalados o compilados de origen. Alternativamente, existe un &lt;a href="http://haiku-user.info/files/custom-puppy-421.iso" rel="nofollow"&gt;CD Puppy personalizado ,&lt;/a&gt;, que incluye todas las herramientas necesarias.</text:p>
      <text:p text:style-name="Standard"/>
      <text:p text:style-name="Standard">&lt;ul&gt; </text:p>
      <text:p text:style-name="Standard">&lt;li&gt;&lt;a href="ftp://ibiblio.org/pub/linux/distributions/puppylinux/sfs_modules-4/"&gt;Devx421.sfs&lt;/a&gt;, (&lt;a href="http://haiku-user.info/files/devx_421.sfs" rel="nofollow"&gt;alternate link&lt;/a&gt;)&lt;/li&gt; </text:p>
      <text:p text:style-name="Standard">&lt;li&gt;&lt;a href="http://www.tortall.net/projects/yasm/wiki/Download"&gt;Yasm&lt;/a&gt;, (&lt;a href="http://haiku-user.info/files/yasm-0.8.0.pet"&gt;pre-built&lt;/a&gt;)&lt;/li&gt;</text:p>
      <text:p text:style-name="Standard">&lt;li&gt;&lt;a href="http://packages.debian.org/lenny/less"&gt;Less&lt;/a&gt;, (&lt;a href="http://haiku-user.info/files/less-418-i486.pet"&gt;pre-built&lt;/a&gt;)&lt;/li&gt; </text:p>
      <text:p text:style-name="Standard"><text:soft-page-break/>&lt;li&gt;&lt;a href="http://cdrecord.berlios.de/private/cdrecord.html"&gt;Cdrtools&lt;/a&gt;, (&lt;a href="http://haiku-user.info/files/cdrtools-2.01.01-i486.pet" rel="nofollow"&gt;pre-built&lt;/a&gt;)&lt;/li&gt; </text:p>
      <text:p text:style-name="Standard">&lt;/ul&gt;</text:p>
      <text:p text:style-name="Standard"/>
      <text:p text:style-name="Standard">&lt;a name="linux_others" rel="nofollow"&gt;&lt;/a&gt;</text:p>
      <text:p text:style-name="Standard">&lt;h2&gt;Otras Distribuciones GNU/Linux&lt;/h2&gt;</text:p>
      <text:p text:style-name="Standard"/>
      <text:p text:style-name="Standard">&lt;p&gt;Aceptamos añdidos para otros administradores de paquetes, como yum, pacman o portage.&lt;/p&gt;</text:p>
      <text:p text:style-name="Standard"/>
      <text:p text:style-name="Standard">&lt;a name="bsd"&gt;&lt;/a&gt;</text:p>
      <text:p text:style-name="Standard">&lt;h2&gt;Distribucion basada en BSD&lt;/h2&gt;</text:p>
      <text:p text:style-name="Standard"/>
      <text:p text:style-name="Standard">&lt;ul&gt;</text:p>
      <text:p text:style-name="Standard">&lt;li&gt;Basada en paquetes:</text:p>
      <text:p text:style-name="Standard"/>
      <text:p text:style-name="Standard">&lt;pre class="terminal"&gt;</text:p>
      <text:p text:style-name="Standard">sudo pkg_add -r bison subversion yasm gawk texinfo cdrtools-devel wget u-boot mtools linuxfdisk</text:p>
      <text:p text:style-name="Standard">&lt;/pre&gt;&lt;/li&gt;</text:p>
      <text:p text:style-name="Standard"/>
      <text:p text:style-name="Standard">&lt;li&gt;Basada en ports:</text:p>
      <text:p text:style-name="Standard"/>
      <text:p text:style-name="Standard">&lt;pre class="terminal"&gt;</text:p>
      <text:p text:style-name="Standard">sudo portinstall devel/bison devel/subversion devel/yasm lang/gawk print/texinfo sysutils/cdrtools-devel ftp/wget devel/u-boot emulators/mtools sysutils/linuxfdisk</text:p>
      <text:p text:style-name="Standard">&lt;/pre&gt;&lt;/li&gt;</text:p>
      <text:p text:style-name="Standard">&lt;/ul&gt;</text:p>
      <text:p text:style-name="Standard"/>
      <text:p text:style-name="Standard">&lt;a name="osx"&gt;&lt;/a&gt;</text:p>
      <text:p text:style-name="Standard">&lt;h2&gt;Mac OS X&lt;/h2&gt;</text:p>
      <text:p text:style-name="Standard"/>
      <text:p text:style-name="Standard">Primero, instale &lt;a href="http://www.macports.org/"&gt;MacPorts&lt;/a&gt; (Mac OS X provee un instalador de paquetes estándar). Cierre la terminal y entre en una nueva:</text:p>
      <text:p text:style-name="Standard"/>
      <text:p text:style-name="Standard">&lt;pre class="terminal"&gt;</text:p>
      <text:p text:style-name="Standard">sudo port install cdrtools gawk gnuregex wget yasm</text:p>
      <text:p text:style-name="Standard">&lt;/pre&gt;</text:p>
      <text:p text:style-name="Standard"/>
      <text:p text:style-name="Standard">Cuando se pregunte por el password, introduzca el password de administrador para la cuenta actual.</text:p>
      <text:p text:style-name="Standard"/>
      <text:p text:style-name="Standard"/>
      <text:p text:style-name="Standard"/>
      <text:p text:style-name="Standard">Si obtiene un error &lt;code&gt;port: command not found&lt;/code&gt;, probablemente no este tomando en cuenta la configuración almacenada en &lt;span class="path"&gt;~/.profile&lt;/span&gt; para MacPorts Shel.</text:p>
      <text:p text:style-name="Standard"/>
      <text:p text:style-name="Standard">Si esta usando Bash, probablemente tenga un archivo <text:s/>&lt;span class="path"&gt;~/.bash_profile&lt;/span&gt; o &lt;span class="path"&gt;~/.bash_login&lt;/span&gt;, el cual previene que bash lea el archivo &lt;span class="path"&gt;~/.profile&lt;/span&gt;. Verifique el archivo usado por Bash(en el orden ya mencionado), y añada esta líneas al archivo que este siendo usado:</text:p>
      <text:p text:style-name="Standard"/>
      <text:p text:style-name="Standard"><text:soft-page-break/>&lt;pre class="terminal"&gt;</text:p>
      <text:p text:style-name="Standard">export PATH=/opt/local/bin:$PATH</text:p>
      <text:p text:style-name="Standard">export MANPATH=$MANPATH:/opt/local/share/man</text:p>
      <text:p text:style-name="Standard">export INFOPATH=$INFOPATH:/opt/local/share/info</text:p>
      <text:p text:style-name="Standard">&lt;/pre&gt;</text:p>
      <text:p text:style-name="Standard"/>
      <text:p text:style-name="Standard">Si esta usando algun otro shell, revise la documentacion para verificar cual archivo esta siendo analizado al inicio del login y añada los comandos requeridos.</text:p>
      <text:p text:style-name="Standard"/>
      <text:p text:style-name="Standard">Ahora puede reintentar el comando &lt;span class="cli"&gt;port install...&lt;/span&gt; <text:s/>En una terminal nueva.</text:p>
      <text:p text:style-name="Standard"/>
      <text:p text:style-name="Standard">&lt;div class="box-info"&gt;Nota: el port ARM no es soportada por OSX, MacPort tiene &lt;span class="cli"&gt;mtools&lt;/span&gt;pero carece &lt;span class="cli"&gt;sfdisk&lt;/span&gt; por lo menos.&lt;/div&gt;</text:p>
      <text:p text:style-name="Standard"/>
      <text:p text:style-name="Standard">&lt;a name="beos_zeta"&gt;&lt;/a&gt;</text:p>
      <text:p text:style-name="Standard">&lt;h2&gt;BeOS &amp;amp; Zeta&lt;/h2&gt;</text:p>
      <text:p text:style-name="Standard"/>
      <text:p text:style-name="Standard">&lt;div class="box-warning"&gt;BeOs y Zeta ya no son mas ambientes de desarrollo soportados. Algun dia en el futuro, seria muy bueno que estas herramientas pudieran ser actualizadas por alguien.</text:p>
      <text:p text:style-name="Standard">&lt;/div&gt;</text:p>
      <text:p text:style-name="Standard"/>
      <text:p text:style-name="Standard">&lt;ul&gt;</text:p>
      <text:p text:style-name="Standard">&lt;li&gt;Subversion: &lt;a href="http://www.haiku-os.org/files/Subversion-1.1.3.pkg"&gt;net_server&lt;/a&gt;, &lt;a href="http://haiku.mlotz.ch/subversion-1.4.6-bone.zip" rel="nofollow"&gt;BONE&lt;/a&gt;&lt;/li&gt;</text:p>
      <text:p text:style-name="Standard">&lt;li&gt;SSH : &lt;a href="http://www.haiku-os.org/files/ssh-3.9-r5.pkg"&gt;net_server&lt;/a&gt;, &lt;a href="http://www.haiku-os.org/files/ssh-bone.pkg" rel="nofollow"&gt;BONE&lt;/a&gt;&lt;/li&gt; </text:p>
      <text:p text:style-name="Standard">&lt;li&gt;&lt;a href="http://www.bebits.com/app/2680" title="http://www.bebits.com/app/2680"&gt;Development Tools&lt;/a&gt; (contains obsolete GCC version; please use version linked below instead)&lt;/li&gt;</text:p>
      <text:p text:style-name="Standard">&lt;li&gt;&lt;a href="http://www.bebits.com/app/4011" title="http://www.bebits.com/app/4011"&gt;GCC compiler&lt;/a&gt; 2.95.3&lt;/li&gt;</text:p>
      <text:p text:style-name="Standard">&lt;li&gt;&lt;a href="http://haiku.mlotz.ch/haiku_cross_compiler_bone_2.95.3-haiku-081024.zip" title="http://haiku.mlotz.ch/haiku_cross_compiler_bone_2.95.3-haiku-081024.zip"&gt;GCC Haiku cross compiler 2.95.3&lt;/a&gt; (extract to /boot to install)&lt;/li&gt;</text:p>
      <text:p text:style-name="Standard">&lt;li&gt;&lt;a href="http://dev.haiku-os.org/raw-attachment/ticket/3783/jam-x86-beos-20080327.zip"&gt;Jam, 2008-03-37&lt;/a&gt;&lt;/li&gt;</text:p>
      <text:p text:style-name="Standard">&lt;li&gt;&lt;a href="http://revolf.free.fr/beos/yasm-0.8.0-r5bone.zip"&gt;yasm 0.8.0 for BONE&lt;/a&gt;&lt;/li&gt; </text:p>
      <text:p text:style-name="Standard">&lt;li&gt;&lt;a href="http://bebits.com/app/2848"&gt;wget&lt;/a&gt;&lt;/li&gt; </text:p>
      <text:p text:style-name="Standard">&lt;/ul&gt;</text:p>
      <text:p text:style-name="Standard"/>
      <text:p text:style-name="Standard">&lt;a name="cygwin"&gt;&lt;/a&gt;</text:p>
      <text:p text:style-name="Standard">&lt;h2&gt;Cygwin&lt;/h2&gt;</text:p>
      <text:p text:style-name="Standard"/>
      <text:p text:style-name="Standard">Cygwin ya no es soportado como un entorno de desarrollo. Los siguientes documentos contribuidos por la comunidad pueden ser de uso para aquellos que deseen usar Cygwin.</text:p>
      <text:p text:style-name="Standard"/>
      <text:p text:style-name="Standard">&lt;ul&gt;</text:p>
      <text:p text:style-name="Standard">&lt;li&gt;&lt;a href="http://haiku-os.org/community/forum/cygwin_nt_build_support"&gt;Cygwin/NT Build Support&lt;/a&gt;&lt;/li&gt;</text:p>
      <text:p text:style-name="Standard">&lt;li&gt;&lt;a href="http://haiku-os.org/community/forum/how_to_get_haiku_running_in_virtualbox"&gt;How <text:soft-page-break/>to get Haiku running in VirtualBox?&lt;/a&gt;&lt;/li&gt;</text:p>
      <text:p text:style-name="Standard">&lt;li&gt;&lt;a href="http://maurice.kaldience.com/?p=77"&gt;Building Haiku on Windows, Step by Step&lt;/a&gt;, by MauriceK&lt;/li&gt;</text:p>
      <text:p text:style-name="Standard">&lt;/ul&gt;</text:p>
      <text:p text:style-name="Standard"/>
      <text:p text:style-name="Standard">&lt;a name="solaris"&gt;&lt;/a&gt;</text:p>
      <text:p text:style-name="Standard">&lt;h2&gt;Solaris&lt;/h2&gt;</text:p>
      <text:p text:style-name="Standard"/>
      <text:p text:style-name="Standard">Solaris is no es soportado como un entorno de desarrollo. Los siguientes hilos de lista de correo pueden ser de ayuda para aquellos que intenten usar esta plataforma.</text:p>
      <text:p text:style-name="Standard"/>
      <text:p text:style-name="Standard">&lt;ul&gt;</text:p>
      <text:p text:style-name="Standard">&lt;li&gt;&lt;a href="http://www.freelists.org/post/haiku/Building-Haiku-on-Solaris,2"&gt;[openbeos] Building Haiku on Solaris...&lt;/a&gt;&lt;/li&gt;</text:p>
      <text:p text:style-name="P8">&lt;/u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2-01T09:55:52.86</meta:creation-date>
    <dc:date>2011-02-01T11:03:42.70</dc:date>
    <meta:editing-duration>PT00H39M30S</meta:editing-duration>
    <meta:editing-cycles>3</meta:editing-cycles>
    <meta:generator>OpenOffice.org/3.0$Win32 OpenOffice.org_project/300m9$Build-9358</meta:generator>
    <meta:document-statistic meta:table-count="0" meta:image-count="0" meta:object-count="0" meta:page-count="10" meta:paragraph-count="214" meta:word-count="1853" meta:character-count="16714"/>
    <meta:user-defined meta:name="Información 1"/>
    <meta:user-defined meta:name="Información 2"/>
    <meta:user-defined meta:name="Información 3"/>
    <meta:user-defined meta:name="Información 4"/>
  </office:meta>
</office:document-meta>
</file>